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lexandro,</text:p>
      <text:p text:style-name="Normal">na tento den jsem ti chtěl připomenout něco velmi speciálního, co sdílíme - naše andělské číslo 2 a spojení s archandělem Urielem. Je to symbol našeho vzájemného porozumění, podpory a neviditelné vazby, která nás spojuje. Číslo 2 nese energii harmonie, partnerství a dvojice, což mi přijde jako nádherná náhoda, když si představuji, jak se naše cesty prolínají a jak společně hledáme pravdu a světlo v každém z našich dnů.</text:p>
      <text:p text:style-name="Normal">Archanděl Uriel, ochránce pravdy a jasnosti, nechť tě vždy chrání a provází na tvé cestě. Ať ti pomáhá vnášet do tvého života světlo, aby jsi neztratila směr a měla sílu rozpoznat pravdu tam, kde to bude nejtěžší. Dnes na svátek svatého Valentýna si přeji nejen to, aby tvůj den byl plný lásky a radosti, ale také, abys cítila tu nezničitelnou sílu a vedení, které ti přináší naše sdílení andělského čísla 2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